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707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1.27cm" svg:x="8.058cm" svg:y="2.778cm">
          <text:p text:style-name="P1">CE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1.27cm" svg:x="0.969cm" svg:y="4.961cm">
          <text:p text:style-name="P1">CIS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1.27cm" svg:x="15.373cm" svg:y="4.937cm">
          <text:p text:style-name="P1">H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1.27cm" svg:x="8.058cm" svg:y="4.937cm">
          <text:p text:style-name="P1">Production Lea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4.175cm" svg:x2="10.525cm" svg:y2="4.937cm">
          <text:p/>
        </draw:line>
        <draw:line draw:style-name="gr2" draw:text-style-name="P2" draw:layer="layout" svg:x1="10.525cm" svg:y1="4.175cm" svg:x2="16.113cm" svg:y2="4.81cm">
          <text:p/>
        </draw:line>
        <draw:line draw:style-name="gr2" draw:text-style-name="P2" draw:layer="layout" svg:x1="4.429cm" svg:y1="4.81cm" svg:x2="10.398cm" svg:y2="4.175cm">
          <text:p/>
        </draw:line>
        <draw:custom-shape draw:style-name="gr1" draw:text-style-name="P1" draw:layer="layout" svg:width="5.207cm" svg:height="1.27cm" svg:x="15.373cm" svg:y="7.015cm">
          <text:p text:style-name="P1">Customer Serv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1.27cm" svg:x="8.058cm" svg:y="7.015cm">
          <text:p text:style-name="P1">Production Te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1.27cm" svg:x="0.989cm" svg:y="7.015cm">
          <text:p text:style-name="P1">ISS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1.27cm" svg:x="0.989cm" svg:y="9.015cm">
          <text:p text:style-name="P1">SysAdmi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0T09:52:50.151443542</meta:creation-date>
    <dc:date>2022-10-30T09:59:54.576459734</dc:date>
    <meta:editing-duration>PT7M4S</meta:editing-duration>
    <meta:editing-cycles>1</meta:editing-cycles>
    <meta:document-statistic meta:object-count="11"/>
    <meta:generator>LibreOffice/6.4.7.2$Linux_X86_64 LibreOffice_project/40$Build-2</meta:generator>
  </office:meta>
</office:document-meta>
</file>